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3.74mm" svg:height="163.35mm" svg:x="53.39mm" svg:y="8.5mm">
            <draw:object draw:notify-on-update-of-ranges="Tabelle1.A2:Tabelle1.A5 Tabelle1.B2:Tabe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eedRL</text:p>
          </table:table-cell>
          <table:table-cell office:value-type="string" calcext:value-type="string">
            <text:p>km/h on full 12s and 2/3 rubber on the wheel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0+400 (Turbo)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19562187" calcext:value-type="float">
            <text:p>0,01956218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509404" calcext:value-type="float">
            <text:p>1,509404</text:p>
          </table:table-cell>
        </table:table-row>
        <table:table-row table:style-name="ro1">
          <table:table-cell office:value-type="string" calcext:value-type="string">
            <text:p>km/h eingeb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eedRL</text:p>
          </table:table-cell>
          <table:table-cell table:formula="of:=ROUND(([.B18]-[.B17])/[.B16])" office:value-type="float" office:value="536" calcext:value-type="float">
            <text:p>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18:23:20.8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2:34:10.256000000</meta:creation-date>
    <dc:date>2020-08-23T18:24:13.989000000</dc:date>
    <meta:editing-duration>P10DT1H2M55S</meta:editing-duration>
    <meta:editing-cycles>4</meta:editing-cycles>
    <meta:generator>LibreOffice/6.1.4.2$Windows_X86_64 LibreOffice_project/9d0f32d1f0b509096fd65e0d4bec26ddd1938fd3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75cm" svg:height="16.336cm" xlink:href=".." xlink:type="simple" chart:class="chart:scatter" chart:style-name="ch1">
        <chart:plot-area chart:style-name="ch2" table:cell-range-address="Tabelle1.A2:Tabelle1.B5" svg:x="0.507cm" svg:y="0.326cm" svg:width="24.361cm" svg:height="15.684cm">
          <chartooo:coordinate-region svg:x="1.128cm" svg:y="0.525cm" svg:width="23.368cm" svg:height="14.83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5" chart:class="chart:scatter">
            <chart:domain table:cell-range-address="Tabelle1.A2:Tabelle1.A5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Tabelle1.A2:Tabelle1.A5</svg:desc>
                </draw:g>
              </table:table-cell>
              <table:table-cell office:value-type="float" office:value="8.1">
                <text:p>8.1</text:p>
                <draw:g>
                  <svg:desc>Tabelle1.B2:Tabe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0">
                <text:p>42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0.9">
                <text:p>2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